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200000000900000003B1B30E6A97B0AE668.png" manifest:media-type="image/png"/>
  <manifest:file-entry manifest:full-path="Pictures/10000000000001E600000010E122FBE0C832039D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Futura Md BT" svg:font-family="'Futura Md BT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049cm" fo:min-width="20.985cm"/>
    </style:style>
    <style:style style:name="gr2" style:family="graphic" style:parent-style-name="standard">
      <style:graphic-properties draw:fill-color="#ffffff" fo:min-height="17.52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5cm" fo:min-width="10.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 style:list-style-name="L7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3.406cm"/>
    </style:style>
    <style:style style:name="gr9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7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7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7cm"/>
    </style:style>
    <style:style style:name="gr2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7" style:family="graphic" style:parent-style-name="objectwithoutfill">
      <style:graphic-properties draw:stroke="dash" draw:stroke-dash="Fine_20_Dotted"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fill-color="#ffffff" draw:auto-grow-height="true" fo:min-height="19.55cm"/>
    </style:style>
    <style:style style:name="gr30" style:family="graphic" style:parent-style-name="standard">
      <style:graphic-properties svg:stroke-color="#b2b2b2" draw:fill-color="#cccccc" draw:textarea-horizontal-align="justify" draw:textarea-vertical-align="middle" draw:auto-grow-height="false" fo:min-height="12.75cm" fo:min-width="4.3cm"/>
    </style:style>
    <style:style style:name="gr31" style:family="graphic" style:parent-style-name="standard">
      <style:graphic-properties draw:fill-color="#ffffff" fo:min-height="19.882cm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6.7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6.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36" style:family="graphic" style:parent-style-name="standard" style:list-style-name="L7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61cm"/>
    </style:style>
    <style:style style:name="gr38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39" style:family="graphic" style:parent-style-name="standard" style:list-style-name="L7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0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1" style:family="graphic" style:parent-style-name="standard" style:list-style-name="L7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2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3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fill-color="#ffffff" fo:min-height="21.391cm"/>
    </style:style>
    <style:style style:name="gr45" style:family="graphic" style:parent-style-name="standard">
      <style:graphic-properties draw:fill-color="#ffffff" fo:min-height="19.47cm"/>
    </style:style>
    <style:style style:name="pr1" style:family="presentation" style:parent-style-name="Title1-title">
      <style:graphic-properties draw:stroke="none" draw:fill="none" draw:fill-color="#b0abc3" draw:textarea-horizontal-align="left" draw:textarea-vertical-align="middle" draw:auto-grow-height="false" draw:auto-grow-width="false" fo:min-height="8.344cm" fo:min-width="0cm" fo:padding-top="0.13cm" fo:padding-bottom="0.13cm" fo:padding-left="0.25cm" fo:padding-right="0.25cm" fo:wrap-option="wrap" draw:shadow-color="#3e3e5c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false" draw:auto-grow-width="false" fo:min-height="12.592cm" fo:min-width="0cm" fo:padding-top="0.132cm" fo:padding-bottom="0.132cm" fo:padding-left="0.265cm" fo:padding-right="0.265cm" fo:wrap-option="wrap" draw:shadow-color="#808080"/>
    </style:style>
    <style:style style:name="pr3" style:family="presentation" style:parent-style-name="Title2-title">
      <style:graphic-properties fo:min-height="1.6cm"/>
    </style:style>
    <style:style style:name="pr4" style:family="presentation" style:parent-style-name="Title2-title">
      <style:graphic-properties draw:stroke="none" draw:fill="none" draw:fill-color="#b0abc3" draw:textarea-horizontal-align="justify" draw:textarea-vertical-align="middle" draw:auto-grow-height="false" draw:auto-grow-width="false" fo:min-height="1.54cm" fo:min-width="0cm" fo:padding-top="0.13cm" fo:padding-bottom="0.13cm" fo:padding-left="0.25cm" fo:padding-right="0.25cm" fo:wrap-option="wrap" draw:shadow-color="#3e3e5c"/>
    </style:style>
    <style:style style:name="pr5" style:family="presentation" style:parent-style-name="Title2-outline1">
      <style:graphic-properties draw:stroke="none" draw:fill="none" draw:fill-color="#b0abc3" draw:textarea-horizontal-align="left" draw:textarea-vertical-align="top" draw:auto-grow-height="false" draw:auto-grow-width="false" draw:fit-to-size="shrink-to-fit" fo:min-height="13.543cm" fo:min-width="0cm" fo:padding-top="0.13cm" fo:padding-bottom="0.13cm" fo:padding-left="0.25cm" fo:padding-right="0.25cm" fo:wrap-option="wrap" draw:shadow-color="#3e3e5c"/>
    </style:style>
    <style:style style:name="pr6" style:family="presentation" style:parent-style-name="Title2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1.468cm" style:use-optimal-column-width="false"/>
    </style:style>
    <style:style style:name="co3" style:family="table-column">
      <style:table-column-properties style:column-width="1.336cm" style:use-optimal-column-width="false"/>
    </style:style>
    <style:style style:name="co4" style:family="table-column">
      <style:table-column-properties style:column-width="7.409cm" style:use-optimal-column-width="false"/>
    </style:style>
    <style:style style:name="co5" style:family="table-column">
      <style:table-column-properties style:column-width="7.192cm" style:use-optimal-column-width="false"/>
    </style:style>
    <style:style style:name="ro1" style:family="table-row">
      <style:table-row-properties style:row-height="0.768cm"/>
    </style:style>
    <style:style style:name="ro2" style:family="table-row">
      <style:table-row-properties style:row-height="2.378cm"/>
    </style:style>
    <style:style style:name="ro3" style:family="table-row">
      <style:table-row-properties style:row-height="0.604cm"/>
    </style:style>
    <style:style style:name="ce1" style:family="table-cell">
      <loext:graphic-properties draw:fill="solid" draw:fill-color="#ddddd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05cm" fo:margin-bottom="0cm" fo:line-height="100%" fo:text-align="center" fo:text-indent="0cm" fo:border="0.23pt solid #ffffff" style:punctuation-wrap="hanging" style:line-break="strict"/>
    </style:style>
    <style:style style:name="ce2" style:family="table-cell">
      <loext:graphic-properties draw:fill="none" draw:textarea-horizontal-align="left" draw:textarea-vertical-align="top" fo:padding-top="0.13cm" fo:padding-bottom="0.13cm" fo:padding-left="0.25cm" fo:padding-right="0.25cm"/>
      <style:paragraph-properties fo:margin-left="0cm" fo:margin-right="0cm" fo:margin-top="0.088cm" fo:margin-bottom="0cm" fo:line-height="100%" fo:text-indent="0cm" fo:border="0.23pt solid #ffffff" style:punctuation-wrap="hanging" style:line-break="strict"/>
    </style:style>
    <style:style style:name="ce3" style:family="table-cell">
      <loext:graphic-properties draw:fill="solid" draw:fill-color="#dddddd" draw:opacity="100%" draw:textarea-horizontal-align="left" draw:textarea-vertical-align="top" fo:padding-top="0.13cm" fo:padding-bottom="0.13cm" fo:padding-left="0.25cm" fo:padding-right="0.25cm"/>
      <style:paragraph-properties fo:margin-left="0cm" fo:margin-right="0cm" fo:margin-top="0.088cm" fo:margin-bottom="0cm" fo:line-height="100%" fo:text-indent="0cm" fo:border="0.23pt solid #ffffff" style:punctuation-wrap="hanging" style:line-break="strict"/>
    </style:style>
    <style:style style:name="P1" style:family="paragraph">
      <style:paragraph-properties fo:margin-left="0cm" fo:margin-right="0cm" fo:margin-top="0.123cm" fo:margin-bottom="0cm" fo:line-height="90%" fo:text-indent="0cm"/>
    </style:style>
    <style:style style:name="P2" style:family="paragraph">
      <loext:graphic-properties draw:fill="none" draw:fill-color="#b0abc3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color="#ff0000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-color="#ffffff"/>
      <style:paragraph-properties fo:margin-top="0cm" fo:margin-bottom="0cm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  <style:text-properties style:font-name="Arial"/>
    </style:style>
    <style:style style:name="P8" style:family="paragraph">
      <style:paragraph-properties fo:margin-left="0cm" fo:margin-right="0cm" fo:margin-top="0cm" fo:margin-bottom="0cm" fo:text-indent="0cm"/>
      <style:text-properties fo:hyphenate="false"/>
    </style:style>
    <style:style style:name="P9" style:family="paragraph">
      <style:paragraph-properties fo:margin-left="0cm" fo:margin-right="0cm" fo:margin-top="0cm" fo:margin-bottom="0cm" fo:text-indent="0cm"/>
      <style:text-properties style:font-name="Arial" fo:hyphenate="false"/>
    </style:style>
    <style:style style:name="P10" style:family="paragraph">
      <loext:graphic-properties draw:fill="none" draw:fill-color="#ffffff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style:font-name="Arial" fo:font-size="18pt" fo:language="en" fo:country="US"/>
    </style:style>
    <style:style style:name="P14" style:family="paragraph">
      <loext:graphic-properties draw:fill="none" draw:fill-color="#ffffff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text-properties style:font-name="Arial"/>
    </style:style>
    <style:style style:name="P16" style:family="paragraph">
      <style:paragraph-properties fo:margin-left="0cm" fo:margin-right="0cm" fo:line-height="100%" fo:text-align="center" fo:text-indent="0cm" style:writing-mode="lr-tb"/>
    </style:style>
    <style:style style:name="P17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18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c0c0c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0" style:family="paragraph">
      <style:paragraph-properties fo:margin-top="0cm" fo:margin-bottom="0cm" fo:line-height="100%" fo:text-align="center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Arial" fo:font-size="18pt"/>
    </style:style>
    <style:style style:name="P22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3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>
      <style:text-properties style:font-name="Arial"/>
    </style:style>
    <style:style style:name="P29" style:family="paragraph">
      <loext:graphic-properties draw:fill="solid" draw:fill-color="#008000"/>
      <style:paragraph-properties fo:text-align="center"/>
      <style:text-properties style:font-name="Arial"/>
    </style:style>
    <style:style style:name="P30" style:family="paragraph">
      <loext:graphic-properties draw:fill="solid" draw:fill-color="#ffff00"/>
      <style:paragraph-properties fo:text-align="center"/>
      <style:text-properties style:font-name="Arial"/>
    </style:style>
    <style:style style:name="P31" style:family="paragraph">
      <loext:graphic-properties draw:fill="solid" draw:fill-color="#ff0000"/>
      <style:paragraph-properties fo:text-align="center"/>
      <style:text-properties style:font-name="Arial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0000" fo:font-size="18pt" fo:font-weight="bold" style:font-weight-asian="bold" style:font-weight-complex="bold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style:text-autospace="none"/>
    </style:style>
    <style:style style:name="P37" style:family="paragraph">
      <loext:graphic-properties draw:fill-color="#ffffff"/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1pt" style:font-size-asian="11pt" style:font-size-complex="11pt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style:paragraph-properties fo:margin-left="0.952cm" fo:margin-right="0cm" fo:margin-top="0.105cm" fo:margin-bottom="0cm" fo:text-indent="-0.952cm"/>
    </style:style>
    <style:style style:name="P40" style:family="paragraph">
      <style:paragraph-properties fo:margin-left="0cm" fo:margin-right="0cm" fo:margin-top="0.105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1" style:family="paragraph">
      <style:paragraph-properties fo:margin-left="0cm" fo:margin-right="0cm" fo:margin-top="0.105cm" fo:margin-bottom="0cm" fo:text-indent="0cm"/>
    </style:style>
    <style:style style:name="P42" style:family="paragraph">
      <loext:graphic-properties draw:fill-color="#ffffff"/>
      <style:paragraph-properties fo:margin-top="0cm" fo:margin-bottom="0cm"/>
      <style:text-properties style:font-name="Courier New1" fo:font-size="10pt" fo:language="zxx" fo:country="none" style:font-size-asian="10pt" style:font-size-complex="10pt"/>
    </style:style>
    <style:style style:name="P43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  <style:text-properties style:font-name="Arial1" fo:font-style="normal" fo:font-weight="normal"/>
    </style:style>
    <style:style style:name="P44" style:family="paragraph">
      <style:text-properties style:font-name="Arial1" fo:font-style="normal" fo:font-weight="normal"/>
    </style:style>
    <style:style style:name="P45" style:family="paragraph">
      <loext:graphic-properties draw:fill="none" draw:fill-color="#ffffff"/>
      <style:paragraph-properties fo:text-align="start"/>
      <style:text-properties style:font-name="Arial1" fo:font-size="12pt" fo:font-style="normal" fo:font-weight="normal" style:font-size-asian="12pt" style:font-size-complex="12pt"/>
    </style:style>
    <style:style style:name="P46" style:family="paragraph">
      <loext:graphic-properties draw:fill="none" draw:fill-color="#ffffff"/>
      <style:paragraph-properties fo:text-align="end"/>
      <style:text-properties style:font-name="Arial1" fo:font-size="12pt" fo:font-style="normal" fo:font-weight="normal" style:font-size-asian="12pt" style:font-size-complex="12pt"/>
    </style:style>
    <style:style style:name="P47" style:family="paragraph">
      <loext:graphic-properties draw:fill="none" draw:fill-color="#ffffff"/>
      <style:text-properties style:font-name="Arial1" fo:font-style="normal" fo:font-weight="normal"/>
    </style:style>
    <style:style style:name="P48" style:family="paragraph">
      <loext:graphic-properties draw:fill-color="#ffffff"/>
      <style:text-properties style:font-name="Arial1" fo:font-style="normal" fo:font-weight="normal"/>
    </style:style>
    <style:style style:name="P49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0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1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2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-color="#ffffff"/>
      <style:paragraph-properties fo:margin-top="0cm" fo:margin-bottom="0cm"/>
      <style:text-properties style:font-name="Courier New1" fo:font-size="11pt" fo:language="zxx" fo:country="none" style:font-size-asian="11pt" style:font-size-complex="11pt"/>
    </style:style>
    <style:style style:name="P55" style:family="paragraph">
      <style:paragraph-properties fo:margin-left="0cm" fo:margin-right="0cm" fo:margin-top="0.105cm" fo:margin-bottom="0cm" fo:line-height="100%" fo:text-align="center" fo:text-indent="0cm" style:punctuation-wrap="hanging" style:line-break="strict"/>
    </style:style>
    <style:style style:name="P56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T1" style:family="text">
      <style:text-properties fo:color="#336699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font-size="25pt" fo:language="en" fo:country="US" fo:font-weight="normal" style:font-size-asian="25pt" style:language-asian="en" style:country-asian="US" style:font-weight-asian="normal" style:font-size-complex="25pt" style:language-complex="en" style:country-complex="US" style:font-weight-complex="normal"/>
    </style:style>
    <style:style style:name="T4" style:family="text">
      <style:text-properties fo:color="#000099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5" style:family="text">
      <style:text-properties fo:color="#ff0000"/>
    </style:style>
    <style:style style:name="T6" style:family="text">
      <style:text-properties style:font-name="Courier New1" fo:font-size="9pt" fo:language="zxx" fo:country="none" style:font-size-asian="9pt" style:font-size-complex="9pt"/>
    </style:style>
    <style:style style:name="T7" style:family="text">
      <style:text-properties fo:color="#ff0000" style:text-line-through-style="none" style:text-line-through-type="none" style:font-name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" fo:font-size="11pt" fo:language="en" fo:country="US" style:font-size-asian="11pt" style:font-size-complex="11pt"/>
    </style:style>
    <style:style style:name="T12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Arial" fo:font-size="9pt" style:font-size-asian="9pt" style:font-size-complex="9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ff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language="de" fo:country="DE" style:language-asian="de" style:country-asian="DE" style:language-complex="de" style:country-complex="DE"/>
    </style:style>
    <style:style style:name="T18" style:family="text">
      <style:text-properties style:font-name="Courier New1" fo:font-size="11pt" fo:language="zxx" fo:country="none" style:font-size-asian="11pt" style:font-size-complex="11pt"/>
    </style:style>
    <style:style style:name="T19" style:family="text">
      <style:text-properties style:font-name="Courier New1" fo:font-size="11pt" fo:language="zxx" fo:country="none" style:font-name-asian="Consolas1" style:font-size-asian="11pt" style:font-name-complex="Consolas1" style:font-size-complex="11pt"/>
    </style:style>
    <style:style style:name="T20" style:family="text">
      <style:text-properties fo:color="#3e3e5c"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T21" style:family="text">
      <style:text-properties fo:color="#3e3e5c" fo:font-size="12pt" fo:language="de" fo:country="DE" style:font-size-asian="12pt" style:language-asian="de" style:country-asian="DE" style:font-size-complex="12pt" style:language-complex="de" style:country-complex="DE"/>
    </style:style>
    <style:style style:name="T22" style:family="text">
      <style:text-properties style:font-name="Courier New1" fo:font-size="10pt" fo:language="zxx" fo:country="none" style:font-size-asian="10pt" style:font-size-complex="10pt"/>
    </style:style>
    <style:style style:name="T23" style:family="text">
      <style:text-properties style:font-name="Arial1" fo:language="en" fo:country="US" fo:font-style="normal" fo:font-weight="normal"/>
    </style:style>
    <style:style style:name="T24" style:family="text">
      <style:text-properties style:font-name="Arial1" fo:font-size="12pt" fo:font-style="normal" fo:font-weight="normal" style:font-size-asian="12pt" style:font-size-complex="12pt"/>
    </style:style>
    <style:style style:name="T25" style:family="text">
      <style:text-properties style:font-name="Arial1" fo:font-size="9pt" fo:font-style="normal" fo:font-weight="normal" style:font-size-asian="9pt" style:font-size-complex="9pt"/>
    </style:style>
    <style:style style:name="T26" style:family="text">
      <style:text-properties style:font-name="Arial1" fo:font-style="normal" fo:font-weight="normal"/>
    </style:style>
    <style:style style:name="T27" style:family="text">
      <style:text-properties fo:color="#5f5f5f" style:font-name="Tahoma1" fo:font-size="12pt" fo:language="de" fo:country="DE" style:font-name-asian="Arial3" style:font-size-asian="12pt" style:language-asian="de" style:country-asian="DE" style:font-name-complex="Arial3" style:font-size-complex="12pt" style:language-complex="de" style:country-complex="DE"/>
    </style:style>
    <style:style style:name="T28" style:family="text">
      <style:text-properties fo:color="#3e3e5c" style:font-name="Tahoma1" fo:font-size="10pt" style:font-name-asian="Arial3" style:font-size-asian="10pt" style:font-name-complex="Arial3" style:font-size-complex="10pt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3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c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cc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cc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cc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cc3333" fo:font-size="100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cc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cc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cc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cc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cc3333" fo:font-size="100%"/>
      </text:list-level-style-bullet>
    </text:list-style>
    <text:list-style style:name="L6">
      <text:list-level-style-number text:level="1" style:num-format="">
        <style:list-level-properties/>
        <style:text-properties fo:color="#cc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ic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39cm" svg:height="8.603cm" svg:x="2.16cm" svg:y="3.924cm" presentation:class="title" presentation:user-transformed="true">
          <draw:text-box>
            <text:list text:style-name="L1">
              <text:list-header>
                <text:p text:style-name="P1"><text:span text:style-name="T1">]</text:span><text:span text:style-name="T2">project-open</text:span><text:span text:style-name="T1">[</text:span><text:span text:style-name="T2"> Project Report</text:span><text:span text:style-name="T2"><text:line-break/></text:span><text:span text:style-name="T2">@main_project_name@</text:span><text:span text:style-name="T2"><text:line-break/></text:span><text:span text:style-name="T3"><text:line-break/></text:span><text:span text:style-name="T4">@report_date@</text:span><text:span text:style-name="T4"><text:line-break/></text:span><text:span text:style-name="T4">@user_name@ &lt;@user_email@&gt;</text:span><text:span text:style-name="T4"><text:line-break/></text:span><text:span text:style-name="T4"/></text:p>
              </text:list-header>
            </text:list>
          </draw:text-box>
        </draw:frame>
        <draw:frame draw:style-name="gr1" draw:text-style-name="P3" draw:layer="layout" svg:width="20.485cm" svg:height="5.467cm" svg:x="3.715cm" svg:y="12.333cm">
          <draw:text-box>
            <text:p><text:span text:style-name="T5">OpenOffice Impress / PowerPoint reports are a new feature of ]project-open[ V5.0 and in “beta” status.</text:span></text:p>
            <text:p><text:span text:style-name="T5">We will provide you with new versions during the </text:span><text:span text:style-name="T5"><text:line-break/></text:span><text:span text:style-name="T5">upcoming weeks and months. Please check or ask in the forums at www.sourceforge.net/projects/project-open/.</text:span></text:p>
          </draw:text-box>
        </draw:frame>
        <presentation:notes draw:style-name="dp2">
          <office:forms form:automatic-focus="false" form:apply-design-mode="false"/>
          <draw:frame presentation:style-name="pr2" draw:text-style-name="P4" draw:layer="layout" svg:width="20.853cm" svg:height="8.917cm" svg:x="3.788cm" svg:y="9.377cm">
            <draw:text-box>
              <text:p/>
            </draw:text-box>
          </draw:frame>
          <draw:frame draw:style-name="gr2" draw:text-style-name="P6" draw:layer="layout" svg:width="26.5cm" svg:height="17.777cm" svg:x="0.5cm" svg:y="0.501cm">
            <draw:text-box>
              <text:p text:style-name="P5"><text:span text:style-name="T6">page_sql "</text:span></text:p>
              <text:p text:style-name="P5"><text:span text:style-name="T6">select</text:span><text:span text:style-name="T6"><text:tab/></text:span><text:span text:style-name="T6"><text:tab/></text:span><text:span text:style-name="T6">im_name_from_user_id(user_id) as user_name,</text:span></text:p>
              <text:p text:style-name="P5"><text:span text:style-name="T6"><text:tab/></text:span><text:span text:style-name="T6"><text:tab/></text:span><text:span text:style-name="T6">im_email_from_user_id(user_id) as user_email,</text:span></text:p>
              <text:p><text:span text:style-name="T6"><text:tab/></text:span><text:span text:style-name="T6"><text:tab/></text:span><text:span text:style-name="T6">to_char(now(), 'YYYY-MM-DD') as report_date,</text:span></text:p>
              <text:p><text:span text:style-name="T6"><text:tab/></text:span><text:span text:style-name="T6"><text:tab/></text:span><text:span text:style-name="T6">(select project_name from im_projects where project_id = 18228) as main_project_name</text:span><text:span text:style-name="T6"><text:tab/></text:span><text:span text:style-name="T6"><text:tab/></text:span></text:p>
              <text:p text:style-name="P5"><text:span text:style-name="T6">from</text:span><text:span text:style-name="T6"><text:tab/></text:span><text:span text:style-name="T6"><text:tab/></text:span><text:span text:style-name="T6">users u</text:span></text:p>
              <text:p text:style-name="P5"><text:span text:style-name="T6">where</text:span><text:span text:style-name="T6"><text:tab/></text:span><text:span text:style-name="T6"><text:tab/></text:span><text:span text:style-name="T6">u.user_id = [auth::require_login]</text:span></text:p>
              <text:p text:style-name="P5"><text:span text:style-name="T6">"</text:span></text:p>
              <text:p text:style-name="P5"><text:span text:style-name="T6"/></text:p>
              <text:p text:style-name="P5"><text:span text:style-name="T6"/></text:p>
            </draw:text-box>
          </draw:frame>
        </presentation:notes>
      </draw:page>
      <draw:page draw:name="template" draw:style-name="dp1" draw:master-page-name="Title2" presentation:presentation-page-layout-name="AL2T1">
        <office:forms form:automatic-focus="false" form:apply-design-mode="false"/>
        <draw:custom-shape draw:style-name="gr3" draw:text-style-name="P7" draw:layer="layout" svg:width="11.3cm" svg:height="4.4cm" svg:x="12.2cm" svg:y="6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2.859cm" svg:height="1.86cm" svg:x="0.87cm" svg:y="0.77cm" presentation:class="title" presentation:user-transformed="true">
          <draw:text-box>
            <text:p text:style-name="P8"><text:span text:style-name="T7">Template Page</text:span></text:p>
          </draw:text-box>
        </draw:frame>
        <draw:frame draw:style-name="gr4" draw:text-style-name="P10" draw:layer="layout" svg:width="9.8cm" svg:height="1cm" svg:x="13cm" svg:y="6.6cm">
          <draw:text-box>
            <text:p><text:span text:style-name="T8">Red Text</text:span></text:p>
          </draw:text-box>
          <svg:title>text_style red</svg:title>
        </draw:frame>
        <draw:frame draw:style-name="gr4" draw:text-style-name="P11" draw:layer="layout" svg:width="9.8cm" svg:height="1cm" svg:x="13cm" svg:y="8.389cm">
          <draw:text-box>
            <text:p><text:span text:style-name="T9">Green Text</text:span></text:p>
          </draw:text-box>
          <svg:title>text_style green</svg:title>
        </draw:frame>
        <draw:frame draw:style-name="gr4" draw:text-style-name="P12" draw:layer="layout" svg:width="9.8cm" svg:height="1cm" svg:x="13cm" svg:y="7.489cm">
          <draw:text-box>
            <text:p><text:span text:style-name="T10">Yellow Text</text:span></text:p>
          </draw:text-box>
          <svg:title>text_style yellow</svg:title>
        </draw:frame>
        <draw:frame draw:style-name="gr5" draw:text-style-name="P13" draw:layer="layout" svg:width="12.8cm" svg:height="2.6cm" svg:x="7.5cm" svg:y="0.4cm">
          <draw:text-box>
            <text:p><text:span text:style-name="T11">This template page contains several pieces of content with a specific „title“. These titles can be referenced in the rest of the document in order to force certain formatting depending on database information.</text:span></text:p>
          </draw:text-box>
        </draw:frame>
        <draw:frame draw:style-name="gr4" draw:text-style-name="P14" draw:layer="layout" svg:width="9.8cm" svg:height="1cm" svg:x="13cm" svg:y="9.289cm">
          <draw:text-box>
            <text:p><text:span text:style-name="T12">Black Text</text:span></text:p>
          </draw:text-box>
          <svg:title>text_style black</svg:title>
        </draw:frame>
        <draw:g>
          <svg:title>green_bar</svg:title>
          <draw:rect draw:style-name="gr6" draw:text-style-name="P15" draw:layer="layout" svg:width="8.4cm" svg:height="0.8cm" svg:x="1.521cm" svg:y="5.601cm">
            <svg:title>base_bar</svg:title>
            <text:p/>
          </draw:rect>
          <draw:custom-shape draw:style-name="gr7" draw:text-style-name="P17" draw:layer="layout" svg:width="6cm" svg:height="0.398cm" svg:x="1.521cm" svg:y="5.603cm">
            <svg:title>completed_bar</svg:title>
            <text:p text:style-name="P16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3.906cm" svg:height="0.758cm" svg:x="1.499cm" svg:y="4.801cm">
            <draw:text-box>
              <text:p><text:span text:style-name="T14">@phase_name@</text:span></text:p>
            </draw:text-box>
          </draw:frame>
          <draw:custom-shape draw:style-name="gr9" draw:text-style-name="P19" draw:layer="layout" svg:width="6cm" svg:height="0.398cm" svg:x="1.521cm" svg:y="6.001cm">
            <svg:title>expected_bar</svg:title>
            <text:p text:style-name="P16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0" draw:text-style-name="P21" draw:layer="layout" svg:width="1.989cm" svg:height="0.925cm" svg:x="0.61cm" svg:y="6.345cm">
            <svg:title>start_date_bar</svg:title>
            <text:p text:style-name="P20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1" draw:text-style-name="P21" draw:layer="layout" svg:width="1.989cm" svg:height="0.925cm" svg:x="8.811cm" svg:y="6.345cm">
            <svg:title>end_date_bar</svg:title>
            <text:p text:style-name="P20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yellow_bar</svg:title>
          <draw:rect draw:style-name="gr6" draw:text-style-name="P15" draw:layer="layout" svg:width="8.4cm" svg:height="0.8cm" svg:x="1.499cm" svg:y="7.499cm">
            <svg:title>base_bar</svg:title>
            <text:p/>
          </draw:rect>
          <draw:custom-shape draw:style-name="gr12" draw:text-style-name="P22" draw:layer="layout" svg:width="6cm" svg:height="0.398cm" svg:x="1.499cm" svg:y="7.501cm">
            <svg:title>completed_bar</svg:title>
            <text:p text:style-name="P16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3.906cm" svg:height="0.758cm" svg:x="1.477cm" svg:y="6.699cm">
            <draw:text-box>
              <text:p><text:span text:style-name="T14">@phase_name@</text:span></text:p>
            </draw:text-box>
          </draw:frame>
          <draw:custom-shape draw:style-name="gr13" draw:text-style-name="P19" draw:layer="layout" svg:width="6cm" svg:height="0.398cm" svg:x="1.499cm" svg:y="7.899cm">
            <svg:title>expected_bar</svg:title>
            <text:p text:style-name="P16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4" draw:text-style-name="P21" draw:layer="layout" svg:width="1.989cm" svg:height="0.925cm" svg:x="0.51cm" svg:y="8.276cm">
            <text:p text:style-name="P20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5" draw:text-style-name="P21" draw:layer="layout" svg:width="1.989cm" svg:height="0.925cm" svg:x="8.911cm" svg:y="8.276cm">
            <svg:title>end_date_bar</svg:title>
            <text:p text:style-name="P20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red_bar</svg:title>
          <draw:rect draw:style-name="gr6" draw:text-style-name="P15" draw:layer="layout" svg:width="8.4cm" svg:height="0.8cm" svg:x="1.499cm" svg:y="9.401cm">
            <svg:title>base_bar</svg:title>
            <text:p/>
          </draw:rect>
          <draw:custom-shape draw:style-name="gr16" draw:text-style-name="P23" draw:layer="layout" svg:width="6cm" svg:height="0.398cm" svg:x="1.499cm" svg:y="9.403cm">
            <svg:title>completed_bar</svg:title>
            <text:p text:style-name="P16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3.906cm" svg:height="0.758cm" svg:x="1.477cm" svg:y="8.601cm">
            <draw:text-box>
              <text:p><text:span text:style-name="T14">@phase_name@</text:span></text:p>
            </draw:text-box>
          </draw:frame>
          <draw:custom-shape draw:style-name="gr17" draw:text-style-name="P19" draw:layer="layout" svg:width="6cm" svg:height="0.398cm" svg:x="1.499cm" svg:y="9.801cm">
            <svg:title>expected_bar</svg:title>
            <text:p text:style-name="P16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8" draw:text-style-name="P21" draw:layer="layout" svg:width="1.989cm" svg:height="0.925cm" svg:x="0.61cm" svg:y="10.203cm">
            <text:p text:style-name="P20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9" draw:text-style-name="P21" draw:layer="layout" svg:width="1.989cm" svg:height="0.925cm" svg:x="8.911cm" svg:y="10.203cm">
            <svg:title>end_date_bar</svg:title>
            <text:p text:style-name="P20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0" draw:text-style-name="P25" draw:layer="layout" svg:width="8.19cm" svg:height="0.763cm" svg:x="1.3cm" svg:y="3.64cm">
          <draw:text-box>
            <text:p text:style-name="P24"><text:span text:style-name="T14">@main_project_start_date_pretty@</text:span></text:p>
          </draw:text-box>
        </draw:frame>
        <draw:frame draw:style-name="gr21" draw:text-style-name="P27" draw:layer="layout" svg:width="7.97cm" svg:height="0.763cm" svg:x="20.8cm" svg:y="3.6cm">
          <draw:text-box>
            <text:p text:style-name="P26"><text:span text:style-name="T14">@main_project_end_date_pretty@</text:span></text:p>
          </draw:text-box>
        </draw:frame>
        <draw:g>
          <draw:line draw:style-name="gr22" draw:text-style-name="P28" draw:layer="layout" svg:x1="23.9cm" svg:y1="4.26cm" svg:x2="23.9cm" svg:y2="5.26cm">
            <text:p/>
          </draw:line>
          <draw:line draw:style-name="gr22" draw:text-style-name="P28" draw:layer="layout" svg:x1="1.5cm" svg:y1="4.7cm" svg:x2="23.9cm" svg:y2="4.7cm">
            <text:p/>
          </draw:line>
          <draw:line draw:style-name="gr22" draw:text-style-name="P28" draw:layer="layout" svg:x1="1.5cm" svg:y1="4.3cm" svg:x2="1.5cm" svg:y2="5.3cm">
            <text:p/>
          </draw:line>
        </draw:g>
        <draw:custom-shape draw:style-name="gr23" draw:text-style-name="P29" draw:layer="layout" svg:width="0.5cm" svg:height="0.5cm" svg:x="20.001cm" svg:y="12.001cm">
          <svg:title>green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0" draw:layer="layout" svg:width="0.5cm" svg:height="0.5cm" svg:x="20.901cm" svg:y="12.001cm">
          <svg:title>yellow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1" draw:layer="layout" svg:width="0.5cm" svg:height="0.5cm" svg:x="21.701cm" svg:y="12.001cm">
          <svg:title>red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0" draw:layer="layout" svg:width="1.9cm" svg:height="1cm" svg:x="15.1cm" svg:y="13.401cm">
          <draw:text-box>
            <text:p><text:span text:style-name="T8">Red </text:span></text:p>
          </draw:text-box>
          <svg:title>red_square</svg:title>
        </draw:frame>
        <draw:frame draw:style-name="gr4" draw:text-style-name="P11" draw:layer="layout" svg:width="1.9cm" svg:height="1cm" svg:x="15.1cm" svg:y="15.19cm">
          <draw:text-box>
            <text:p><text:span text:style-name="T9">Green</text:span></text:p>
          </draw:text-box>
          <svg:title>green_square</svg:title>
        </draw:frame>
        <draw:frame draw:style-name="gr26" draw:text-style-name="P12" draw:layer="layout" svg:width="1.9cm" svg:height="1.097cm" svg:x="15.1cm" svg:y="14.29cm">
          <draw:text-box>
            <text:p><text:span text:style-name="T10">Yellow</text:span></text:p>
          </draw:text-box>
          <svg:title>yellow_square</svg:title>
        </draw:frame>
        <draw:g>
          <svg:title>today_bar</svg:title>
          <draw:line draw:style-name="gr27" draw:text-style-name="P32" draw:layer="layout" svg:x1="2.982cm" svg:y1="4.645cm" svg:x2="2.982cm" svg:y2="17.295cm">
            <text:p/>
          </draw:line>
          <draw:custom-shape draw:name="TextBox 61" draw:style-name="gr28" draw:text-style-name="P33" draw:layer="layout" svg:width="2.6cm" svg:height="0.587cm" svg:x="1.682cm" svg:y="4.108cm">
            <text:p text:style-name="P20"><text:span text:style-name="T16">@today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</presentation:notes>
      </draw:page>
      <draw:page draw:name="repeat" draw:style-name="dp4" draw:master-page-name="Title2" presentation:presentation-page-layout-name="AL2T1">
        <office:forms form:automatic-focus="false" form:apply-design-mode="false"/>
        <draw:frame presentation:style-name="pr4" draw:text-style-name="P2" draw:layer="layout" svg:width="21.099cm" svg:height="1.799cm" svg:x="1.301cm" svg:y="0.723cm" presentation:class="title" presentation:user-transformed="true">
          <draw:text-box>
            <text:list text:style-name="L3">
              <text:list-header>
                <text:p text:style-name="P34"><text:span text:style-name="T17">REPEAT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style-name="gr29" draw:text-style-name="P37" draw:layer="layout" svg:width="28.433cm" svg:height="19.8cm" svg:x="-0.003cm" svg:y="0cm">
            <draw:text-box>
              <text:p text:style-name="P35"><text:span text:style-name="T18">repeat_sql "</text:span></text:p>
              <text:p text:style-name="P36"><text:span text:style-name="T19">select</text:span><text:span text:style-name="T19"><text:tab/></text:span><text:span text:style-name="T19">p.project_id as repeat_project_id</text:span></text:p>
              <text:p text:style-name="P36"><text:span text:style-name="T19">from</text:span><text:span text:style-name="T19"><text:tab/></text:span><text:span text:style-name="T19">im_projects p</text:span></text:p>
              <text:p text:style-name="P36"><text:span text:style-name="T19">where</text:span><text:span text:style-name="T19"><text:tab/></text:span><text:span text:style-name="T19">p.parent_id is null and </text:span></text:p>
              <text:p text:style-name="P36"><text:span text:style-name="T19"><text:tab/></text:span><text:span text:style-name="T19">('[im_opt_val report_project_id]' = '' or p.project_id::text = '[im_opt_val report_project_id]') and</text:span></text:p>
              <text:p text:style-name="P36"><text:span text:style-name="T19"><text:tab/></text:span><text:span text:style-name="T19">exists(</text:span><text:span text:style-name="T19"><text:tab/></text:span><text:span text:style-name="T19">select</text:span><text:span text:style-name="T19"><text:tab/></text:span><text:span text:style-name="T19">*</text:span><text:span text:style-name="T19"><text:tab/></text:span><text:span text:style-name="T19">-- only projects with sub-tasks</text:span></text:p>
              <text:p text:style-name="P5"><text:span text:style-name="T18"><text:tab/></text:span><text:span text:style-name="T18"><text:tab/></text:span><text:span text:style-name="T18">from</text:span><text:span text:style-name="T18"><text:tab/></text:span><text:span text:style-name="T18">im_projects sub_p, im_timesheet_tasks t</text:span></text:p>
              <text:p text:style-name="P5"><text:span text:style-name="T18"><text:tab/></text:span><text:span text:style-name="T18"><text:tab/></text:span><text:span text:style-name="T18">where</text:span><text:span text:style-name="T18"><text:tab/></text:span><text:span text:style-name="T18">sub_p.project_id = t.task_id and</text:span></text:p>
              <text:p text:style-name="P5"><text:span text:style-name="T18"><text:tab/></text:span><text:span text:style-name="T18"><text:tab/></text:span><text:span text:style-name="T18"><text:tab/></text:span><text:span text:style-name="T18">sub_p.tree_sortkey between p.tree_sortkey and tree_right(p.tree_sortkey)</text:span></text:p>
              <text:p text:style-name="P5"><text:span text:style-name="T18"><text:tab/></text:span><text:span text:style-name="T18">)</text:span></text:p>
              <text:p text:style-name="P36"><text:span text:style-name="T19">order by</text:span><text:span text:style-name="T19"><text:tab/></text:span><text:span text:style-name="T19">lower(p.project_name)</text:span></text:p>
              <text:p text:style-name="P35"><text:span text:style-name="T18">"</text:span></text:p>
              <text:p text:style-name="P5"><text:span text:style-name="T18"/></text:p>
              <text:p text:style-name="P5"><text:span text:style-name="T18">repeat_count</text:span><text:span text:style-name="T18"><text:tab/></text:span><text:span text:style-name="T18">3</text:span></text:p>
              <text:p text:style-name="P5"><text:span text:style-name="T18"/></text:p>
            </draw:text-box>
          </draw:frame>
        </presentation:notes>
      </draw:page>
      <draw:page draw:name="static Project Base Data &amp; Tracking" draw:style-name="dp1" draw:master-page-name="Title2" presentation:presentation-page-layout-name="AL3T3">
        <office:forms form:automatic-focus="false" form:apply-design-mode="false"/>
        <draw:custom-shape draw:style-name="gr30" draw:text-style-name="P38" draw:layer="layout" svg:width="4.8cm" svg:height="13cm" svg:x="1.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" draw:layer="layout" svg:width="23.402cm" svg:height="1.799cm" svg:x="1.301cm" svg:y="0.722cm" presentation:class="title" presentation:user-transformed="true">
          <draw:text-box>
            <text:list text:style-name="L3">
              <text:list-header>
                <text:p text:style-name="P34"><text:span text:style-name="T17">Project Base Data &amp; Tracking</text:span></text:p>
              </text:list-header>
            </text:list>
          </draw:text-box>
        </draw:frame>
        <draw:frame presentation:style-name="pr5" draw:text-style-name="P2" draw:layer="layout" svg:width="17.802cm" svg:height="13.802cm" svg:x="1.301cm" svg:y="3.925cm" presentation:class="outline" presentation:user-transformed="true">
          <draw:text-box>
            <text:list text:style-name="L4">
              <text:list-header>
                <text:p text:style-name="P39"><text:span text:style-name="T20">Base Data</text:span></text:p>
              </text:list-header>
            </text:list>
            <text:list text:style-name="L5">
              <text:list-item>
                <text:p text:style-name="P40"><text:span text:style-name="T21">Name:</text:span><text:span text:style-name="T21"><text:tab/></text:span><text:span text:style-name="T21"><text:tab/></text:span><text:span text:style-name="T21">@project_name@</text:span></text:p>
              </text:list-item>
              <text:list-item>
                <text:p text:style-name="P40"><text:span text:style-name="T21">Customer:</text:span><text:span text:style-name="T21"><text:tab/></text:span><text:span text:style-name="T21">@customer_name@</text:span></text:p>
              </text:list-item>
              <text:list-item>
                <text:p text:style-name="P40"><text:span text:style-name="T21">Type:</text:span><text:span text:style-name="T21"><text:tab/></text:span><text:span text:style-name="T21"><text:tab/></text:span><text:span text:style-name="T21">@project_type_pretty@</text:span></text:p>
              </text:list-item>
              <text:list-item>
                <text:p text:style-name="P40"><text:span text:style-name="T21">PM:</text:span><text:span text:style-name="T21"><text:tab/></text:span><text:span text:style-name="T21"><text:tab/></text:span><text:span text:style-name="T21">@project_manager_name@</text:span></text:p>
              </text:list-item>
              <text:list-item>
                <text:p text:style-name="P40"><text:span text:style-name="T21">Start:</text:span><text:span text:style-name="T21"><text:tab/></text:span><text:span text:style-name="T21"><text:tab/></text:span><text:span text:style-name="T21">@start_date_pretty@</text:span></text:p>
              </text:list-item>
              <text:list-item>
                <text:p text:style-name="P40"><text:span text:style-name="T21">End:</text:span><text:span text:style-name="T21"><text:tab/></text:span><text:span text:style-name="T21"><text:tab/></text:span><text:span text:style-name="T21">@end_date_pretty@</text:span></text:p>
                <text:p text:style-name="P41"><text:span text:style-name="T21"/></text:p>
              </text:list-item>
            </text:list>
            <text:list text:style-name="L4">
              <text:list-header>
                <text:p text:style-name="P39"><text:span text:style-name="T20">Status</text:span></text:p>
              </text:list-header>
            </text:list>
            <text:list text:style-name="L5">
              <text:list-item>
                <text:p text:style-name="P40"><text:span text:style-name="T21">RAG Status:</text:span><text:span text:style-name="T21"><text:tab/></text:span><text:span text:style-name="T21">@rag_status;noquote@</text:span></text:p>
              </text:list-item>
              <text:list-item>
                <text:p text:style-name="P40"><text:span text:style-name="T21">Status:</text:span><text:span text:style-name="T21"><text:tab/></text:span><text:span text:style-name="T21"><text:tab/></text:span><text:span text:style-name="T21">@project_status_pretty@</text:span></text:p>
              </text:list-item>
              <text:list-item>
                <text:p text:style-name="P40"><text:span text:style-name="T21">% Done:</text:span><text:span text:style-name="T21"><text:tab/></text:span><text:span text:style-name="T21">@percent_done_pretty@</text:span></text:p>
              </text:list-item>
              <text:list-item>
                <text:p text:style-name="P40"><text:span text:style-name="T21">% Done expected:</text:span><text:span text:style-name="T21"><text:tab/></text:span><text:span text:style-name="T21">@percent_done_expected_pretty@</text:span></text:p>
              </text:list-item>
            </text:list>
            <text:p text:style-name="P40"><text:span text:style-name="T21"/></text:p>
            <text:list text:style-name="L4">
              <text:list-header>
                <text:p text:style-name="P39"><text:span text:style-name="T20">Tracking Hours</text:span></text:p>
              </text:list-header>
            </text:list>
            <text:list text:style-name="L5">
              <text:list-item>
                <text:p text:style-name="P40"><text:span text:style-name="T21">Budget Hours:</text:span><text:span text:style-name="T21"><text:tab/></text:span><text:span text:style-name="T21">@budget_hours_pretty@</text:span></text:p>
              </text:list-item>
              <text:list-item>
                <text:p text:style-name="P40"><text:span text:style-name="T21">Planned Hours:</text:span><text:span text:style-name="T21"><text:tab/></text:span><text:span text:style-name="T21">@planned_hours_pretty@</text:span></text:p>
              </text:list-item>
              <text:list-item>
                <text:p text:style-name="P40"><text:span text:style-name="T21">Logged Hours:</text:span><text:span text:style-name="T21"><text:tab/></text:span><text:span text:style-name="T21">@logged_hours_pretty@</text:span></text:p>
              </text:list-item>
              <text:list-item>
                <text:p text:style-name="P41"><text:span text:style-name="T21">Logged Hours exp:</text:span><text:span text:style-name="T21"><text:tab/></text:span><text:span text:style-name="T21">@expected_hours_pretty@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style-name="gr31" draw:text-style-name="P42" draw:layer="layout" svg:width="28.43cm" svg:height="20.978cm" svg:x="0cm" svg:y="0cm">
            <draw:text-box>
              <text:p text:style-name="P5"><text:span text:style-name="T22">page_sql "</text:span></text:p>
              <text:p text:style-name="P5"><text:span text:style-name="T22">Select</text:span><text:span text:style-name="T22"><text:tab/></text:span><text:span text:style-name="T22">p.*,</text:span></text:p>
              <text:p text:style-name="P5"><text:span text:style-name="T22"><text:tab/></text:span><text:span text:style-name="T22">acs_object__name(p.company_id) as customer_name,</text:span></text:p>
              <text:p text:style-name="P5"><text:span text:style-name="T22"><text:tab/></text:span><text:span text:style-name="T22">acs_object__name(p.project_lead_id) as project_manager_name,</text:span></text:p>
              <text:p text:style-name="P5"><text:span text:style-name="T22"><text:tab/></text:span><text:span text:style-name="T22">im_category_from_id(p.project_status_id) as project_status_pretty,</text:span></text:p>
              <text:p text:style-name="P5"><text:span text:style-name="T22"><text:tab/></text:span><text:span text:style-name="T22">im_category_from_id(p.project_type_id) as project_type_pretty,</text:span></text:p>
              <text:p text:style-name="P5"><text:span text:style-name="T22"><text:tab/></text:span><text:span text:style-name="T22">to_char(p.start_date, :date_format) as start_date_pretty,</text:span></text:p>
              <text:p text:style-name="P5"><text:span text:style-name="T22"><text:tab/></text:span><text:span text:style-name="T22">to_char(p.end_date, :date_format) as end_date_pretty,</text:span></text:p>
              <text:p text:style-name="P5"><text:span text:style-name="T22"><text:tab/></text:span><text:span text:style-name="T22">CASE </text:span><text:span text:style-name="T22"><text:tab/></text:span><text:span text:style-name="T22">WHEN 66=p.on_track_status_id THEN :green_square</text:span></text:p>
              <text:p text:style-name="P5"><text:span text:style-name="T22"><text:tab/></text:span><text:span text:style-name="T22"><text:tab/></text:span><text:span text:style-name="T22">WHEN 67=p.on_track_status_id THEN :yellow_square</text:span></text:p>
              <text:p text:style-name="P5"><text:span text:style-name="T22"><text:tab/></text:span><text:span text:style-name="T22"><text:tab/></text:span><text:span text:style-name="T22">WHEN 68=p.on_track_status_id THEN :red_square</text:span></text:p>
              <text:p text:style-name="P5"><text:span text:style-name="T22"><text:tab/></text:span><text:span text:style-name="T22"><text:tab/></text:span><text:span text:style-name="T22">ELSE 'invalid status'</text:span></text:p>
              <text:p text:style-name="P5"><text:span text:style-name="T22"><text:tab/></text:span><text:span text:style-name="T22">END as rag_status,</text:span></text:p>
              <text:p text:style-name="P5"><text:span text:style-name="T22"><text:tab/></text:span><text:span text:style-name="T22">coalesce(p.project_budget_hours::text,'data missing') as budget_hours_pretty,</text:span></text:p>
              <text:p text:style-name="P5"><text:span text:style-name="T22"><text:tab/></text:span><text:span text:style-name="T22">p.percent_completed as percent_done_pretty,</text:span></text:p>
              <text:p text:style-name="P5"><text:span text:style-name="T22"><text:tab/></text:span><text:span text:style-name="T22">coalesce(p.reported_hours_cache::text, 'data missing') as logged_hours_pretty,</text:span></text:p>
              <text:p text:style-name="P5"><text:span text:style-name="T22"><text:tab/></text:span><text:span text:style-name="T22">coalesce(p.planned_hours::text, 'data missing') as planned_hours_pretty,</text:span></text:p>
              <text:p text:style-name="P5"><text:span text:style-name="T22"><text:tab/></text:span><text:span text:style-name="T22">coalesce(expected_hours::text,'data missing') as expected_hours_pretty,</text:span></text:p>
              <text:p text:style-name="P5"><text:span text:style-name="T22"><text:tab/></text:span><text:span text:style-name="T22">CASE</text:span><text:span text:style-name="T22"><text:tab/></text:span><text:span text:style-name="T22">WHEN planned_hours = 0 THEN 'data missing'</text:span></text:p>
              <text:p text:style-name="P5"><text:span text:style-name="T22"><text:tab/></text:span><text:span text:style-name="T22"><text:tab/></text:span><text:span text:style-name="T22">ELSE coalesce(round(100.0 * expected_hours / planned_hours)::text, 'data missing') </text:span></text:p>
              <text:p text:style-name="P5"><text:span text:style-name="T22"><text:tab/></text:span><text:span text:style-name="T22">END as percent_done_expected_pretty </text:span></text:p>
              <text:p text:style-name="P5"><text:span text:style-name="T22">from</text:span><text:span text:style-name="T22"><text:tab/></text:span><text:span text:style-name="T22">(</text:span></text:p>
              <text:p text:style-name="P5"><text:span text:style-name="T22"><text:tab/></text:span><text:span text:style-name="T22">select</text:span><text:span text:style-name="T22"><text:tab/></text:span><text:span text:style-name="T22">p.*,</text:span></text:p>
              <text:p text:style-name="P5"><text:span text:style-name="T22"><text:tab/></text:span><text:span text:style-name="T22"><text:tab/></text:span><text:span text:style-name="T22">(select</text:span><text:span text:style-name="T22"><text:tab/></text:span><text:span text:style-name="T22">sum(sub_tasks.planned_units)</text:span></text:p>
              <text:p text:style-name="P5"><text:span text:style-name="T22"><text:tab/></text:span><text:span text:style-name="T22"><text:tab/></text:span><text:span text:style-name="T22">from</text:span><text:span text:style-name="T22"><text:tab/></text:span><text:span text:style-name="T22">im_projects sub_p, im_timesheet_tasks sub_tasks, im_projects main_p</text:span></text:p>
              <text:p text:style-name="P5"><text:span text:style-name="T22"><text:tab/></text:span><text:span text:style-name="T22"><text:tab/></text:span><text:span text:style-name="T22">where</text:span><text:span text:style-name="T22"><text:tab/></text:span><text:span text:style-name="T22">main_p.project_id = p.project_id and </text:span></text:p>
              <text:p text:style-name="P5"><text:span text:style-name="T22"><text:tab/></text:span><text:span text:style-name="T22"><text:tab/></text:span><text:span text:style-name="T22"><text:tab/></text:span><text:span text:style-name="T22">sub_tasks.task_id = sub_p.project_id and</text:span></text:p>
              <text:p text:style-name="P5"><text:span text:style-name="T22"><text:tab/></text:span><text:span text:style-name="T22"><text:tab/></text:span><text:span text:style-name="T22"><text:tab/></text:span><text:span text:style-name="T22">sub_p.tree_sortkey between main_p.tree_sortkey and tree_right(main_p.tree_sortkey)</text:span></text:p>
              <text:p text:style-name="P5"><text:span text:style-name="T22"><text:tab/></text:span><text:span text:style-name="T22"><text:tab/></text:span><text:span text:style-name="T22">) as planned_hours,</text:span></text:p>
              <text:p text:style-name="P5"><text:span text:style-name="T22"><text:tab/></text:span><text:span text:style-name="T22"><text:tab/></text:span><text:span text:style-name="T22">(select</text:span><text:span text:style-name="T22"><text:tab/></text:span><text:span text:style-name="T22">sum(CASE WHEN sub_p.end_date &gt; sub_p.start_date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THEN sub_tasks.planned_units *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(least(extract(epoch from sub_p.end_date), extract(epoch from now())) -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least(extract(epoch from sub_p.start_date), extract(epoch from now()))) /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(extract(epoch from sub_p.end_date) - extract(epoch from sub_p.start_date))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ELSE CASE WHEN now() &gt; sub_p.end_date THEN sub_tasks.planned_units ELSE 0 END</text:span></text:p>
              <text:p text:style-name="P5"><text:span text:style-name="T22"><text:tab/></text:span><text:span text:style-name="T22"><text:tab/></text:span><text:span text:style-name="T22"><text:tab/></text:span><text:span text:style-name="T22">END) as hours</text:span></text:p>
              <text:p text:style-name="P5"><text:span text:style-name="T22"><text:tab/></text:span><text:span text:style-name="T22"><text:tab/></text:span><text:span text:style-name="T22">from</text:span><text:span text:style-name="T22"><text:tab/></text:span><text:span text:style-name="T22">im_projects sub_p,</text:span></text:p>
              <text:p text:style-name="P5"><text:span text:style-name="T22"><text:tab/></text:span><text:span text:style-name="T22"><text:tab/></text:span><text:span text:style-name="T22"><text:tab/></text:span><text:span text:style-name="T22">im_timesheet_tasks sub_tasks,</text:span></text:p>
              <text:p text:style-name="P5"><text:span text:style-name="T22"><text:tab/></text:span><text:span text:style-name="T22"><text:tab/></text:span><text:span text:style-name="T22"><text:tab/></text:span><text:span text:style-name="T22">im_projects main_p</text:span></text:p>
              <text:p text:style-name="P5"><text:span text:style-name="T22"><text:tab/></text:span><text:span text:style-name="T22"><text:tab/></text:span><text:span text:style-name="T22">where</text:span><text:span text:style-name="T22"><text:tab/></text:span><text:span text:style-name="T22">main_p.project_id = p.project_id and</text:span></text:p>
              <text:p text:style-name="P5"><text:span text:style-name="T22"><text:tab/></text:span><text:span text:style-name="T22"><text:tab/></text:span><text:span text:style-name="T22"><text:tab/></text:span><text:span text:style-name="T22">sub_p.tree_sortkey between main_p.tree_sortkey and tree_right(main_p.tree_sortkey) and</text:span></text:p>
              <text:p text:style-name="P5"><text:span text:style-name="T22"><text:tab/></text:span><text:span text:style-name="T22"><text:tab/></text:span><text:span text:style-name="T22"><text:tab/></text:span><text:span text:style-name="T22">sub_tasks.task_id = sub_p.project_id</text:span></text:p>
              <text:p text:style-name="P5"><text:span text:style-name="T22"><text:tab/></text:span><text:span text:style-name="T22"><text:tab/></text:span><text:span text:style-name="T22">) as expected_hours</text:span></text:p>
              <text:p text:style-name="P5"><text:span text:style-name="T22"><text:tab/></text:span><text:span text:style-name="T22">from</text:span><text:span text:style-name="T22"><text:tab/></text:span><text:span text:style-name="T22">im_projects p</text:span></text:p>
              <text:p text:style-name="P5"><text:span text:style-name="T22"><text:tab/></text:span><text:span text:style-name="T22">where</text:span><text:span text:style-name="T22"><text:tab/></text:span><text:span text:style-name="T22">p.project_id = :repeat_project_id</text:span></text:p>
              <text:p text:style-name="P5"><text:span text:style-name="T22"><text:tab/></text:span><text:span text:style-name="T22">) p</text:span></text:p>
              <text:p text:style-name="P5"><text:span text:style-name="T22">"</text:span></text:p>
              <text:p text:style-name="P5"><text:span text:style-name="T22"/></text:p>
              <text:p text:style-name="P5"><text:span text:style-name="T22"/></text:p>
            </draw:text-box>
          </draw:frame>
        </presentation:notes>
      </draw:page>
      <draw:page draw:name="gantt Project Phases" draw:style-name="dp4" draw:master-page-name="Title2" presentation:presentation-page-layout-name="AL2T1">
        <office:forms form:automatic-focus="false" form:apply-design-mode="false"/>
        <draw:frame presentation:style-name="pr6" draw:text-style-name="P43" draw:layer="layout" svg:width="19.6cm" svg:height="2.136cm" svg:x="3cm" svg:y="0.667cm" presentation:class="title" presentation:user-transformed="true">
          <draw:text-box>
            <text:list text:style-name="L3">
              <text:list-header>
                <text:p text:style-name="P34"><text:span text:style-name="T23">@main_project_name@ (@main_project_customer@)</text:span></text:p>
              </text:list-header>
            </text:list>
          </draw:text-box>
        </draw:frame>
        <draw:line draw:style-name="gr32" draw:text-style-name="P44" draw:layer="layout" svg:x1="24.322cm" svg:y1="3.081cm" svg:x2="24.322cm" svg:y2="4.081cm">
          <text:p/>
        </draw:line>
        <draw:line draw:style-name="gr32" draw:text-style-name="P44" draw:layer="layout" svg:x1="1.3cm" svg:y1="3.423cm" svg:x2="24.322cm" svg:y2="3.481cm">
          <text:p/>
        </draw:line>
        <draw:line draw:style-name="gr32" draw:text-style-name="P44" draw:layer="layout" svg:x1="1.3cm" svg:y1="3.023cm" svg:x2="1.3cm" svg:y2="4.023cm">
          <text:p/>
        </draw:line>
        <draw:frame draw:style-name="gr33" draw:text-style-name="P45" draw:layer="layout" svg:width="7.225cm" svg:height="0.758cm" svg:x="1.4cm" svg:y="2.365cm">
          <draw:text-box>
            <text:p text:style-name="P24"><text:span text:style-name="T24">@main_project_start_date_pretty@</text:span></text:p>
          </draw:text-box>
        </draw:frame>
        <draw:frame draw:style-name="gr34" draw:text-style-name="P46" draw:layer="layout" svg:width="7.11cm" svg:height="0.758cm" svg:x="21.383cm" svg:y="2.523cm">
          <draw:text-box>
            <text:p text:style-name="P26"><text:span text:style-name="T24">@main_project_end_date_pretty@</text:span></text:p>
          </draw:text-box>
        </draw:frame>
        <draw:frame draw:style-name="gr35" draw:text-style-name="P47" draw:layer="layout" svg:width="0.502cm" svg:height="1.267cm" svg:x="12.322cm" svg:y="5.681cm">
          <draw:text-box>
            <text:p/>
          </draw:text-box>
        </draw:frame>
        <draw:g>
          <svg:title>green_bar</svg:title>
          <draw:rect draw:style-name="gr6" draw:text-style-name="P48" draw:layer="layout" svg:width="8.4cm" svg:height="0.8cm" svg:x="1.322cm" svg:y="4.681cm">
            <svg:title>base_bar</svg:title>
            <text:p/>
          </draw:rect>
          <draw:custom-shape draw:style-name="gr36" draw:text-style-name="P49" draw:layer="layout" svg:width="6cm" svg:height="0.398cm" svg:x="1.322cm" svg:y="4.683cm">
            <svg:title>completed_bar</svg:title>
            <text:p text:style-name="P16"><text:span text:style-name="T25">@percent_completed_pretty@</text:span></text:p>
            <draw:enhanced-geometry svg:viewBox="0 0 21600 21600" draw:type="rectangle" draw:enhanced-path="M 0 0 L 21600 0 21600 21600 0 21600 0 0 Z N"/>
          </draw:custom-shape>
          <draw:frame draw:style-name="gr37" draw:text-style-name="P47" draw:layer="layout" svg:width="7.11cm" svg:height="1.267cm" svg:x="1.3cm" svg:y="3.681cm">
            <draw:text-box>
              <text:p><text:span text:style-name="T26">@phase_name@</text:span></text:p>
            </draw:text-box>
          </draw:frame>
          <draw:custom-shape draw:style-name="gr38" draw:text-style-name="P50" draw:layer="layout" svg:width="6cm" svg:height="0.398cm" svg:x="1.322cm" svg:y="5.081cm">
            <svg:title>expected_bar</svg:title>
            <text:p text:style-name="P16"><text:span text:style-name="T25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yellow_bar</svg:title>
          <draw:rect draw:style-name="gr6" draw:text-style-name="P48" draw:layer="layout" svg:width="8.4cm" svg:height="0.8cm" svg:x="1.3cm" svg:y="6.423cm">
            <svg:title>base_bar</svg:title>
            <text:p/>
          </draw:rect>
          <draw:custom-shape draw:style-name="gr39" draw:text-style-name="P51" draw:layer="layout" svg:width="6cm" svg:height="0.398cm" svg:x="1.3cm" svg:y="6.425cm">
            <svg:title>completed_bar</svg:title>
            <text:p text:style-name="P16"><text:span text:style-name="T25">@percent_completed_pretty@</text:span></text:p>
            <draw:enhanced-geometry svg:viewBox="0 0 21600 21600" draw:type="rectangle" draw:enhanced-path="M 0 0 L 21600 0 21600 21600 0 21600 0 0 Z N"/>
          </draw:custom-shape>
          <draw:frame draw:style-name="gr37" draw:text-style-name="P47" draw:layer="layout" svg:width="7.11cm" svg:height="1.267cm" svg:x="1.278cm" svg:y="5.423cm">
            <draw:text-box>
              <text:p><text:span text:style-name="T26">@phase_name@</text:span></text:p>
            </draw:text-box>
          </draw:frame>
          <draw:custom-shape draw:style-name="gr40" draw:text-style-name="P50" draw:layer="layout" svg:width="6cm" svg:height="0.398cm" svg:x="1.3cm" svg:y="6.823cm">
            <svg:title>expected_bar</svg:title>
            <text:p text:style-name="P16"><text:span text:style-name="T25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red_bar</svg:title>
          <draw:rect draw:style-name="gr6" draw:text-style-name="P48" draw:layer="layout" svg:width="8.4cm" svg:height="0.8cm" svg:x="1.3cm" svg:y="8.223cm">
            <svg:title>base_bar</svg:title>
            <text:p/>
          </draw:rect>
          <draw:custom-shape draw:style-name="gr41" draw:text-style-name="P52" draw:layer="layout" svg:width="6cm" svg:height="0.398cm" svg:x="1.3cm" svg:y="8.225cm">
            <svg:title>completed_bar</svg:title>
            <text:p text:style-name="P16"><text:span text:style-name="T25">@percent_completed_pretty@</text:span></text:p>
            <draw:enhanced-geometry svg:viewBox="0 0 21600 21600" draw:type="rectangle" draw:enhanced-path="M 0 0 L 21600 0 21600 21600 0 21600 0 0 Z N"/>
          </draw:custom-shape>
          <draw:frame draw:style-name="gr37" draw:text-style-name="P47" draw:layer="layout" svg:width="7.11cm" svg:height="1.267cm" svg:x="1.278cm" svg:y="7.223cm">
            <draw:text-box>
              <text:p><text:span text:style-name="T26">@phase_name@</text:span></text:p>
            </draw:text-box>
          </draw:frame>
          <draw:custom-shape draw:style-name="gr42" draw:text-style-name="P50" draw:layer="layout" svg:width="6cm" svg:height="0.398cm" svg:x="1.3cm" svg:y="8.623cm">
            <svg:title>expected_bar</svg:title>
            <text:p text:style-name="P16"><text:span text:style-name="T25">@percent_expected_pretty@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53" draw:layer="layout" svg:width="0.502cm" svg:height="1.267cm" svg:x="18.2cm" svg:y="2cm">
          <draw:text-box>
            <text:p/>
          </draw:text-box>
        </draw:frame>
        <draw:g>
          <svg:title>today_bar</svg:title>
          <draw:line draw:style-name="gr27" draw:text-style-name="P32" draw:layer="layout" svg:x1="2.413cm" svg:y1="3.468cm" svg:x2="2.413cm" svg:y2="16.118cm">
            <text:p/>
          </draw:line>
          <draw:custom-shape draw:name="TextBox 61" draw:style-name="gr43" draw:text-style-name="P33" draw:layer="layout" svg:width="2.6cm" svg:height="0.587cm" svg:x="1.113cm" svg:y="2.931cm">
            <text:p text:style-name="P20"><text:span text:style-name="T16">@today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style-name="gr44" draw:text-style-name="P54" draw:layer="layout" svg:width="28.43cm" svg:height="21.641cm" svg:x="0cm" svg:y="0cm">
            <draw:text-box>
              <text:p text:style-name="P5"><text:span text:style-name="T18">page_sql "</text:span></text:p>
              <text:p text:style-name="P5"><text:span text:style-name="T18">Select</text:span></text:p>
              <text:p text:style-name="P5"><text:span text:style-name="T18"><text:tab/></text:span><text:span text:style-name="T18">p.*,</text:span></text:p>
              <text:p text:style-name="P5"><text:span text:style-name="T18"><text:tab/></text:span><text:span text:style-name="T18">p.project_name as main_project_name,</text:span></text:p>
              <text:p text:style-name="P5"><text:span text:style-name="T18"><text:tab/></text:span><text:span text:style-name="T18">p.start_date::date as main_project_start_date,</text:span></text:p>
              <text:p text:style-name="P5"><text:span text:style-name="T18"><text:tab/></text:span><text:span text:style-name="T18">p.end_date::date as main_project_end_date,</text:span></text:p>
              <text:p text:style-name="P5"><text:span text:style-name="T18"><text:tab/></text:span><text:span text:style-name="T18">to_char(p.start_date, :date_format) as main_project_start_date_pretty,</text:span></text:p>
              <text:p text:style-name="P5"><text:span text:style-name="T18"><text:tab/></text:span><text:span text:style-name="T18">to_char(p.end_date, :date_format) as main_project_end_date_pretty,</text:span></text:p>
              <text:p text:style-name="P5"><text:span text:style-name="T18"><text:tab/></text:span><text:span text:style-name="T18">extract(epoch from p.start_date) as main_project_start_date_epoch,</text:span></text:p>
              <text:p text:style-name="P5"><text:span text:style-name="T18"><text:tab/></text:span><text:span text:style-name="T18">extract(epoch from p.end_date) as main_project_end_date_epoch,</text:span></text:p>
              <text:p text:style-name="P5"><text:span text:style-name="T18"><text:tab/></text:span><text:span text:style-name="T18">im_category_from_id(p.project_type_id) as main_project_area,</text:span></text:p>
              <text:p text:style-name="P5"><text:span text:style-name="T18"><text:tab/></text:span><text:span text:style-name="T18">acs_object__name(p.company_id) as main_project_customer,</text:span></text:p>
              <text:p text:style-name="P5"><text:span text:style-name="T18"><text:tab/></text:span><text:span text:style-name="T18">to_char(now(), :date_format) as today_pretty,</text:span></text:p>
              <text:p text:style-name="P5"><text:span text:style-name="T18"><text:tab/></text:span><text:span text:style-name="T18">extract(epoch from now()) as today_epoch</text:span></text:p>
              <text:p text:style-name="P5"><text:span text:style-name="T18">from</text:span><text:span text:style-name="T18"><text:tab/></text:span><text:span text:style-name="T18">im_projects p</text:span></text:p>
              <text:p text:style-name="P5"><text:span text:style-name="T18">where</text:span><text:span text:style-name="T18"><text:tab/></text:span><text:span text:style-name="T18">p.project_id = :repeat_project_id and</text:span></text:p>
              <text:p text:style-name="P5"><text:span text:style-name="T18"><text:tab/></text:span><text:span text:style-name="T18">exists(</text:span><text:span text:style-name="T18"><text:tab/></text:span><text:span text:style-name="T18">select</text:span><text:span text:style-name="T18"><text:tab/></text:span><text:span text:style-name="T18">* </text:span></text:p>
              <text:p text:style-name="P5"><text:span text:style-name="T18"><text:tab/></text:span><text:span text:style-name="T18"><text:tab/></text:span><text:span text:style-name="T18">from</text:span><text:span text:style-name="T18"><text:tab/></text:span><text:span text:style-name="T18">im_projects sub_p, im_timesheet_tasks t</text:span></text:p>
              <text:p text:style-name="P5"><text:span text:style-name="T18"><text:tab/></text:span><text:span text:style-name="T18"><text:tab/></text:span><text:span text:style-name="T18">where</text:span><text:span text:style-name="T18"><text:tab/></text:span><text:span text:style-name="T18">sub_p.project_id = t.task_id and</text:span></text:p>
              <text:p text:style-name="P5"><text:span text:style-name="T18"><text:tab/></text:span><text:span text:style-name="T18"><text:tab/></text:span><text:span text:style-name="T18"><text:tab/></text:span><text:span text:style-name="T18">sub_p.tree_sortkey between p.tree_sortkey and tree_right(p.tree_sortkey)</text:span></text:p>
              <text:p text:style-name="P5"><text:span text:style-name="T18"><text:tab/></text:span><text:span text:style-name="T18">)</text:span></text:p>
              <text:p text:style-name="P5"><text:span text:style-name="T18">"</text:span></text:p>
              <text:p text:style-name="P5"><text:span text:style-name="T18"/></text:p>
              <text:p text:style-name="P5"><text:span text:style-name="T18">list_sql "</text:span></text:p>
              <text:p text:style-name="P5"><text:span text:style-name="T18">Select</text:span></text:p>
              <text:p text:style-name="P5"><text:span text:style-name="T18"><text:tab/></text:span><text:span text:style-name="T18">p.*,</text:span></text:p>
              <text:p text:style-name="P5"><text:span text:style-name="T18"><text:tab/></text:span><text:span text:style-name="T18">p.project_name as phase_name,</text:span></text:p>
              <text:p text:style-name="P5"><text:span text:style-name="T18"><text:tab/></text:span><text:span text:style-name="T18">trunc(10.0 * p.percent_completed) / 10.0 as percent_completed_pretty,</text:span></text:p>
              <text:p text:style-name="P5"><text:span text:style-name="T18"><text:tab/></text:span><text:span text:style-name="T18">least(greatest(round(1000.0 *</text:span></text:p>
              <text:p text:style-name="P5"><text:span text:style-name="T18"><text:tab/></text:span><text:span text:style-name="T18">(extract(epoch from '2010-03-30'::date) - extract(epoch from p.start_date)) /</text:span></text:p>
              <text:p text:style-name="P5"><text:span text:style-name="T18"><text:tab/></text:span><text:span text:style-name="T18">(extract(epoch from p.end_date) - extract(epoch from p.start_date) + 0.1 )</text:span></text:p>
              <text:p text:style-name="P5"><text:span text:style-name="T18"><text:tab/></text:span><text:span text:style-name="T18">) / 10.0, 0), 100.0) as percent_expected_pretty,</text:span></text:p>
              <text:p text:style-name="P5"><text:span text:style-name="T18"><text:tab/></text:span><text:span text:style-name="T18">extract(epoch from p.start_date) as start_date_epoch,</text:span></text:p>
              <text:p text:style-name="P5"><text:span text:style-name="T18"><text:tab/></text:span><text:span text:style-name="T18">extract(epoch from p.end_date) as end_date_epoch,</text:span></text:p>
              <text:p text:style-name="P5"><text:span text:style-name="T18"><text:tab/></text:span><text:span text:style-name="T18">im_category_from_id(p.on_track_status_id) as on_track_status,</text:span></text:p>
              <text:p text:style-name="P5"><text:span text:style-name="T18"><text:tab/></text:span><text:span text:style-name="T18">p.start_date::date as start_date_pretty,</text:span></text:p>
              <text:p text:style-name="P5"><text:span text:style-name="T18"><text:tab/></text:span><text:span text:style-name="T18">p.end_date::date as end_date_pretty</text:span></text:p>
              <text:p text:style-name="P5"><text:span text:style-name="T18">from</text:span><text:span text:style-name="T18"><text:tab/></text:span><text:span text:style-name="T18">im_projects p,</text:span></text:p>
              <text:p text:style-name="P5"><text:span text:style-name="T18"><text:tab/></text:span><text:span text:style-name="T18">im_projects parent</text:span></text:p>
              <text:p text:style-name="P5"><text:span text:style-name="T18">where</text:span><text:span text:style-name="T18"><text:tab/></text:span><text:span text:style-name="T18">parent.project_id = :repeat_project_id and</text:span></text:p>
              <text:p text:style-name="P5"><text:span text:style-name="T18"><text:tab/></text:span><text:span text:style-name="T18">p.parent_id = parent.project_id and</text:span></text:p>
              <text:p text:style-name="P5"><text:span text:style-name="T18"><text:tab/></text:span><text:span text:style-name="T18">p.project_type_id not in ([im_project_type_ticket]) and</text:span></text:p>
              <text:p text:style-name="P5"><text:span text:style-name="T18"><text:tab/></text:span><text:span text:style-name="T18">(p.milestone_p is null OR p.milestone_p = 't') </text:span></text:p>
              <text:p text:style-name="P5"><text:span text:style-name="T18">order by</text:span><text:span text:style-name="T18"><text:tab/></text:span><text:span text:style-name="T18">p.tree_sortkey</text:span></text:p>
              <text:p text:style-name="P5"><text:span text:style-name="T18">"</text:span></text:p>
              <text:p text:style-name="P5"><text:span text:style-name="T18"/></text:p>
            </draw:text-box>
          </draw:frame>
        </presentation:notes>
      </draw:page>
      <draw:page draw:name="list Project Risks" draw:style-name="dp1" draw:master-page-name="Title2" presentation:presentation-page-layout-name="AL3T3">
        <office:forms form:automatic-focus="false" form:apply-design-mode="false"/>
        <draw:frame presentation:style-name="pr4" draw:text-style-name="P2" draw:layer="layout" svg:width="21.4cm" svg:height="1.799cm" svg:x="1.301cm" svg:y="0.722cm" presentation:class="title" presentation:user-transformed="true">
          <draw:text-box>
            <text:list text:style-name="L3">
              <text:list-header>
                <text:p text:style-name="P34"><text:span text:style-name="T17">Project Risks</text:span></text:p>
              </text:list-header>
            </text:list>
          </draw:text-box>
        </draw:frame>
        <draw:frame draw:style-name="standard" draw:layer="layout" svg:width="23.701cm" svg:height="3.749cm" svg:x="0.9cm" svg:y="3.0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6">
                  <text:list-header>
                    <text:p text:style-name="P55"><text:span text:style-name="T27">Nam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%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Imp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Descriptio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Mitigation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6">
                  <text:list-header>
                    <text:p text:style-name="P56"><text:span text:style-name="T28">@risk_name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8">@risk_prob_pretty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8">@risk_impact_pretty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8">@risk_description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8">@risk_mitigation@</text:span></text:p>
                  </text:list-header>
                </text:list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  <svg:title>list</svg:title>
        </draw:frame>
        <presentation:notes draw:style-name="dp3">
          <draw:frame draw:style-name="gr45" draw:text-style-name="P54" draw:layer="layout" svg:width="28.43cm" svg:height="19.72cm" svg:x="0cm" svg:y="0cm">
            <draw:text-box>
              <text:p text:style-name="P5"><text:span text:style-name="T18">page_sql "</text:span></text:p>
              <text:p text:style-name="P5"><text:span text:style-name="T18">select</text:span><text:span text:style-name="T18"><text:tab/></text:span><text:span text:style-name="T18">p.*</text:span></text:p>
              <text:p text:style-name="P5"><text:span text:style-name="T18">from</text:span><text:span text:style-name="T18"><text:tab/></text:span><text:span text:style-name="T18">im_projects p</text:span></text:p>
              <text:p text:style-name="P5"><text:span text:style-name="T18">where</text:span><text:span text:style-name="T18"><text:tab/></text:span><text:span text:style-name="T18">p.project_id = :repeat_project_id and</text:span></text:p>
              <text:p text:style-name="P5"><text:span text:style-name="T18"><text:tab/></text:span><text:span text:style-name="T18">exists(select * from im_risks where risk_project_id = p.project_id)</text:span></text:p>
              <text:p text:style-name="P5"><text:span text:style-name="T18">"</text:span></text:p>
              <text:p text:style-name="P5"><text:span text:style-name="T18"/></text:p>
              <text:p text:style-name="P5"><text:span text:style-name="T18">list_sql "</text:span></text:p>
              <text:p text:style-name="P5"><text:span text:style-name="T18">select</text:span><text:span text:style-name="T18"><text:tab/></text:span><text:span text:style-name="T18">r.*,</text:span></text:p>
              <text:p text:style-name="P5"><text:span text:style-name="T18"><text:tab/></text:span><text:span text:style-name="T18">risk_probability_percent as risk_prob_pretty,</text:span></text:p>
              <text:p text:style-name="P5"><text:span text:style-name="T18"><text:tab/></text:span><text:span text:style-name="T18">risk_impact as risk_impact_pretty,</text:span></text:p>
              <text:p text:style-name="P5"><text:span text:style-name="T18"><text:tab/></text:span><text:span text:style-name="T18">im_category_from_id(risk_type_id) as risk_type_pretty,</text:span></text:p>
              <text:p text:style-name="P5"><text:span text:style-name="T18"><text:tab/></text:span><text:span text:style-name="T18">im_category_from_id(risk_status_id) as risk_status_pretty</text:span></text:p>
              <text:p text:style-name="P5"><text:span text:style-name="T18">from</text:span><text:span text:style-name="T18"><text:tab/></text:span><text:span text:style-name="T18">im_risks r</text:span></text:p>
              <text:p text:style-name="P5"><text:span text:style-name="T18">where</text:span><text:span text:style-name="T18"><text:tab/></text:span><text:span text:style-name="T18">r.risk_project_id = :repeat_project_id</text:span></text:p>
              <text:p text:style-name="P5"><text:span text:style-name="T18">order by</text:span><text:span text:style-name="T18"><text:tab/></text:span><text:span text:style-name="T18">coalesce(risk_probability_percent, 0) * coalesce(risk_impact, 0)</text:span></text:p>
              <text:p text:style-name="P5"><text:span text:style-name="T18">"</text:span></text:p>
              <text:p text:style-name="P5"><text:span text:style-name="T1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Futura Md BT" svg:font-family="'Futura Md BT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0abc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3e3e5c">
        <text:list-style style:name="Title1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0abc3" draw:textarea-horizontal-align="left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3e3e5c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3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6" style:family="graphic" style:parent-style-name="standard">
      <style:graphic-properties draw:stroke="none" draw:fill="none" draw:fill-color="#b0abc3" draw:textarea-horizontal-align="left" draw:textarea-vertical-align="middle" draw:auto-grow-height="false" fo:padding-top="0.13cm" fo:padding-bottom="0.13cm" fo:padding-left="0.25cm" fo:padding-right="0.25cm" fo:wrap-option="wrap" draw:shadow-color="#3e3e5c" draw:visible-area-left="0cm" draw:visible-area-top="0cm" draw:visible-area-width="0.986cm" draw:visible-area-height="19.012cm" draw:ole-draw-aspect="1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cm" fo:min-width="0cm" fo:padding-top="0.13cm" fo:padding-bottom="0.13cm" fo:padding-left="0.25cm" fo:padding-right="0.25cm" fo:wrap-option="no-wrap" draw:shadow-color="#3e3e5c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9" style:family="presentation" style:parent-style-name="Title3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0" style:family="presentation" style:parent-style-name="Title3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1" style:family="presentation" style:parent-style-name="Title3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b0abc3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style:font-name="Futura Md BT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72cm" svg:height="28.43cm" svg:x="0cm" svg:y="0cm">
        <text:p/>
      </draw:rect>
      <draw:frame draw:style-name="Mgr2" draw:text-style-name="MP3" draw:layer="backgroundobjects" svg:width="8.546cm" svg:height="1.424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546cm" svg:height="1.424cm" svg:x="11.17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546cm" svg:height="1.424cm" svg:x="0cm" svg:y="27.00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546cm" svg:height="1.424cm" svg:x="11.174cm" svg:y="27.00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draw:style-name="Mgr6" draw:text-style-name="MP6" draw:layer="backgroundobjects" svg:width="0.988cm" svg:height="18.12cm" svg:x="6.5cm" svg:y="0.926cm">
        <loext:p draw:class-id="76E9291E-57BD-45B4-8da4-e4ac599dd39e"/>
        <draw:object-ole xlink:href="./Object 1" xlink:type="simple" xlink:show="embed" xlink:actuate="onLoad"/>
        <draw:image xlink:href="./ObjectReplacements/Object 1" xlink:type="simple" xlink:show="embed" xlink:actuate="onLoad"/>
      </draw:frame>
      <draw:frame presentation:style-name="Default-title" draw:layer="backgroundobjects" svg:width="5.803cm" svg:height="16.598cm" svg:x="0.696cm" svg:y="0.926cm" presentation:class="title" presentation:placeholder="true">
        <draw:text-box/>
      </draw:frame>
      <draw:frame presentation:style-name="Default-outline1" draw:layer="backgroundobjects" svg:width="17.802cm" svg:height="16.003cm" svg:x="7.1cm" svg:y="2.124cm" presentation:class="outline" presentation:placeholder="true">
        <draw:text-box/>
      </draw:frame>
      <draw:custom-shape draw:style-name="Mgr7" draw:text-style-name="MP7" draw:layer="backgroundobjects" svg:width="0.402cm" svg:height="0.45cm" svg:x="6.301cm" svg:y="0.079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draw:style-name="Mg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20.444cm" svg:height="7.378cm" svg:x="3.998cm" svg:y="1.538cm" presentation:class="page"/>
        <draw:frame presentation:style-name="Default-notes" draw:layer="backgroundobjects" svg:width="20.853cm" svg:height="8.917cm" svg:x="3.788cm" svg:y="9.377cm" presentation:class="notes" presentation:placeholder="true">
          <draw:text-box/>
        </draw:frame>
        <draw:frame draw:style-name="Mg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subtitle" draw:layer="backgroundobjects" svg:width="17.78cm" svg:height="4.869cm" svg:x="6.231cm" svg:y="10.119cm" presentation:class="subtitle" presentation:placeholder="true">
        <draw:text-box/>
      </draw:frame>
      <draw:frame presentation:style-name="Title1-title" draw:layer="backgroundobjects" svg:width="17.939cm" svg:height="4.083cm" svg:x="5.992cm" svg:y="3.139cm" presentation:class="titl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1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2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20.444cm" svg:height="7.378cm" svg:x="3.998cm" svg:y="1.538cm" presentation:class="page"/>
        <draw:frame presentation:style-name="Title1-notes" draw:layer="backgroundobjects" svg:width="20.853cm" svg:height="8.917cm" svg:x="3.788cm" svg:y="9.377cm" presentation:class="notes" presentation:placeholder="true">
          <draw:text-box/>
        </draw:frame>
        <draw:frame presentation:style-name="Mpr3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4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02cm" svg:height="1.799cm" svg:x="1.301cm" svg:y="0.722cm" presentation:class="title" presentation:placeholder="true">
        <draw:text-box/>
      </draw:frame>
      <draw:frame presentation:style-name="Title2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12.859cm" svg:height="0.424cm" svg:x="5.499cm" svg:y="2.522cm">
        <draw:image xlink:href="Pictures/10000000000001E600000010E122FBE0C832039D.jpg" xlink:type="simple" xlink:show="embed" xlink:actuate="onLoad">
          <text:p/>
        </draw:image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5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20.444cm" svg:height="7.378cm" svg:x="3.998cm" svg:y="1.538cm" presentation:class="page"/>
        <draw:frame presentation:style-name="Title2-notes" draw:layer="backgroundobjects" svg:width="20.853cm" svg:height="8.917cm" svg:x="3.788cm" svg:y="9.377cm" presentation:class="notes" presentation:placeholder="true">
          <draw:text-box/>
        </draw:frame>
        <draw:frame presentation:style-name="Mpr7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8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3.402cm" svg:height="1.799cm" svg:x="1.301cm" svg:y="0.722cm" presentation:class="title" presentation:placeholder="true">
        <draw:text-box/>
      </draw:frame>
      <draw:frame presentation:style-name="Title3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20.444cm" svg:height="7.378cm" svg:x="3.998cm" svg:y="1.538cm" presentation:class="page"/>
        <draw:frame presentation:style-name="Title3-notes" draw:layer="backgroundobjects" svg:width="20.853cm" svg:height="8.917cm" svg:x="3.788cm" svg:y="9.377cm" presentation:class="notes" presentation:placeholder="true">
          <draw:text-box/>
        </draw:frame>
        <draw:frame presentation:style-name="Mp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]project-open[ V5.0 Analyst Briefing</dc:title>
    <meta:initial-creator>Frank Bergmann</meta:initial-creator>
    <meta:creation-date>2000-09-06T15:42:35.334000000</meta:creation-date>
    <dc:date>2016-02-29T18:51:16.442000000</dc:date>
    <meta:editing-cycles>338</meta:editing-cycles>
    <meta:editing-duration>P9DT15H28M16S</meta:editing-duration>
    <meta:generator>LibreOffice/5.1.0.3$Windows_x86 LibreOffice_project/5e3e00a007d9b3b6efb6797a8b8e57b51ab1f737</meta:generator>
    <meta:document-statistic meta:object-count="138"/>
  </office:meta>
</office:document-meta>
</file>